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formula="of:=0.0005/2" office:value-type="float" office:value="0.00025" calcext:value-type="float">
            <text:p>0,00025</text:p>
          </table:table-cell>
          <table:table-cell office:value-type="string" calcext:value-type="string">
            <text:p>u(R)</text:p>
          </table:table-cell>
          <table:table-cell table:formula="of:=0.00005/2/SQRT(6)" office:value-type="float" office:value="0.0000102062072615966" calcext:value-type="float">
            <text:p>1,02062072615966E-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_z</text:p>
          </table:table-cell>
          <table:table-cell office:value-type="float" office:value="0.075" calcext:value-type="float">
            <text:p>0,075</text:p>
          </table:table-cell>
          <table:table-cell office:value-type="string" calcext:value-type="string">
            <text:p>u(R_z)</text:p>
          </table:table-cell>
          <table:table-cell table:formula="of:=0.001/2/SQRT(6)" office:value-type="float" office:value="0.000204124145231932" calcext:value-type="float">
            <text:p>0,00020412414523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(T)</text:p>
          </table:table-cell>
          <table:table-cell table:formula="of:=0.1/2/SQRT(6)" office:value-type="float" office:value="0.0204124145231932" calcext:value-type="float">
            <text:p>0,0204124145231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u(L)</text:p>
          </table:table-cell>
          <table:table-cell table:formula="of:=0.005/2/SQRT(6)" office:value-type="float" office:value="0.00102062072615966" calcext:value-type="float">
            <text:p>0,00102062072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_z</text:p>
          </table:table-cell>
          <table:table-cell office:value-type="float" office:value="2.648" calcext:value-type="float">
            <text:p>2,6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_1</text:p>
          </table:table-cell>
          <table:table-cell office:value-type="float" office:value="0.21815" calcext:value-type="float">
            <text:p>0,218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_2</text:p>
          </table:table-cell>
          <table:table-cell office:value-type="float" office:value="0.29702" calcext:value-type="float">
            <text:p>0,297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4*PI()*[.C5]*[.C6]*[.C3]^2/[.C2]^4/[.D19]^2" office:value-type="float" office:value="79657885263.0725" calcext:value-type="float">
            <text:p>79657885263,0725</text:p>
          </table:table-cell>
          <table:table-cell office:value-type="string" calcext:value-type="string">
            <text:p>u(G)</text:p>
          </table:table-cell>
          <table:table-cell table:formula="of:=[.C9]*SQRT((2*[.E19]/[.D19])^2+([.E5]/[.C5])^2+(2*[.E3]/[.C3])^2+(4*[.E2]/[.C2])^2)" office:value-type="float" office:value="13015385010.2694" calcext:value-type="float">
            <text:p>13015385010,2694</text:p>
          </table:table-cell>
          <table:table-cell/>
          <table:table-cell office:value-type="string" calcext:value-type="string">
            <text:p>Gp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[.C9]/10^9" office:value-type="float" office:value="79.6578852630725" calcext:value-type="float">
            <text:p>79,6578852630725</text:p>
          </table:table-cell>
          <table:table-cell/>
          <table:table-cell table:formula="of:=[.E9]/10^9" office:value-type="float" office:value="13.0153850102694" calcext:value-type="float">
            <text:p>13,01538501026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style-name="ce1" office:value-type="float" office:value="14.9555210071717" calcext:value-type="float">
            <text:p>14,9555210071717</text:p>
          </table:table-cell>
          <table:table-cell office:value-type="string" calcext:value-type="string">
            <text:p>u(m)</text:p>
          </table:table-cell>
          <table:table-cell table:style-name="ce1" office:value-type="float" office:value="0.00599017112604023" calcext:value-type="float">
            <text:p>0,005990171126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0</text:p>
          </table:table-cell>
          <table:table-cell table:style-name="ce1" office:value-type="float" office:value="197.025517303149" calcext:value-type="float">
            <text:p>197,025517303149</text:p>
          </table:table-cell>
          <table:table-cell office:value-type="string" calcext:value-type="string">
            <text:p>u(y0)</text:p>
          </table:table-cell>
          <table:table-cell table:style-name="ce1" office:value-type="float" office:value="0.172431429091204" calcext:value-type="float">
            <text:p>0,1724314290912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*</text:p>
          </table:table-cell>
          <table:table-cell table:style-name="ce1" table:formula="of:=4*PI()^2/[.C11]" office:value-type="float" office:value="2.63972198530737" calcext:value-type="float">
            <text:p>2,63972198530737</text:p>
          </table:table-cell>
          <table:table-cell office:value-type="string" calcext:value-type="string">
            <text:p>u(D*)</text:p>
          </table:table-cell>
          <table:table-cell table:formula="of:=2*[.C13]/[.C11]*[.E11]" office:value-type="float" office:value="0.0021145885067567" calcext:value-type="float">
            <text:p>0,0021145885067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table:style-name="ce1" table:formula="of:=[.D20]^2*[.C13]/4/PI()^2" office:value-type="float" office:value="11.7389758548573" calcext:value-type="float">
            <text:p>11,7389758548573</text:p>
          </table:table-cell>
          <table:table-cell office:value-type="string" calcext:value-type="string">
            <text:p>u(J1)</text:p>
          </table:table-cell>
          <table:table-cell table:formula="of:=[.C14]*SQRT((2*[.E20]/[.D20])^2 + ([.E13]/[.C13])^2)" office:value-type="float" office:value="0.0152900577158502" calcext:value-type="float">
            <text:p>0,015290057715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2</text:p>
          </table:table-cell>
          <table:table-cell table:style-name="ce1" table:formula="of:=(([.C12]*[.C13]/4/PI()^2)-[.C14])/2" office:value-type="float" office:value="0.717561671467571" calcext:value-type="float">
            <text:p>0,717561671467571</text:p>
          </table:table-cell>
          <table:table-cell/>
          <table:table-cell table:formula="of:=1/2 * SQRT([.E14]^2+([.C12]/4/PI()^2*[.E13])^2 + ([.C13]/4/PI()^2 * [.E12])^2)" office:value-type="float" office:value="0.0109326373701055" calcext:value-type="float">
            <text:p>0,01093263737010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ation</text:p>
          </table:table-cell>
          <table:table-cell office:value-type="string" calcext:value-type="string">
            <text:p>#Schwingungen</text:p>
          </table:table-cell>
          <table:table-cell office:value-type="string" calcext:value-type="string">
            <text:p>T_0</text:p>
          </table:table-cell>
          <table:table-cell office:value-type="string" calcext:value-type="string">
            <text:p>U(T_0)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6.97" calcext:value-type="float">
            <text:p>296,97</text:p>
          </table:table-cell>
          <table:table-cell office:value-type="float" office:value="9" calcext:value-type="float">
            <text:p>9</text:p>
          </table:table-cell>
          <table:table-cell table:formula="of:=[.B19]/[.C19]" office:value-type="float" office:value="32.9966666666667" calcext:value-type="float">
            <text:p>32,9966666666667</text:p>
          </table:table-cell>
          <table:table-cell table:formula="of:=[.$E$4]/[.C19]" office:value-type="float" office:value="0.00226804605813257" calcext:value-type="float">
            <text:p>0,0022680460581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.75" calcext:value-type="float">
            <text:p>39,75</text:p>
          </table:table-cell>
          <table:table-cell office:value-type="float" office:value="3" calcext:value-type="float">
            <text:p>3</text:p>
          </table:table-cell>
          <table:table-cell table:formula="of:=[.B20]/[.C20]" office:value-type="float" office:value="13.25" calcext:value-type="float">
            <text:p>13,25</text:p>
          </table:table-cell>
          <table:table-cell table:formula="of:=[.$E$4]/[.C20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.16" calcext:value-type="float">
            <text:p>45,16</text:p>
          </table:table-cell>
          <table:table-cell office:value-type="float" office:value="3" calcext:value-type="float">
            <text:p>3</text:p>
          </table:table-cell>
          <table:table-cell table:formula="of:=[.B21]/[.C21]" office:value-type="float" office:value="15.0533333333333" calcext:value-type="float">
            <text:p>15,0533333333333</text:p>
          </table:table-cell>
          <table:table-cell table:formula="of:=[.$E$4]/[.C21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.57" calcext:value-type="float">
            <text:p>57,57</text:p>
          </table:table-cell>
          <table:table-cell office:value-type="float" office:value="3" calcext:value-type="float">
            <text:p>3</text:p>
          </table:table-cell>
          <table:table-cell table:formula="of:=[.B22]/[.C22]" office:value-type="float" office:value="19.19" calcext:value-type="float">
            <text:p>19,19</text:p>
          </table:table-cell>
          <table:table-cell table:formula="of:=[.$E$4]/[.C22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.72" calcext:value-type="float">
            <text:p>73,72</text:p>
          </table:table-cell>
          <table:table-cell office:value-type="float" office:value="3" calcext:value-type="float">
            <text:p>3</text:p>
          </table:table-cell>
          <table:table-cell table:formula="of:=[.B23]/[.C23]" office:value-type="float" office:value="24.5733333333333" calcext:value-type="float">
            <text:p>24,5733333333333</text:p>
          </table:table-cell>
          <table:table-cell table:formula="of:=[.$E$4]/[.C23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.06" calcext:value-type="float">
            <text:p>92,06</text:p>
          </table:table-cell>
          <table:table-cell office:value-type="float" office:value="3" calcext:value-type="float">
            <text:p>3</text:p>
          </table:table-cell>
          <table:table-cell table:formula="of:=[.B24]/[.C24]" office:value-type="float" office:value="30.6866666666667" calcext:value-type="float">
            <text:p>30,6866666666667</text:p>
          </table:table-cell>
          <table:table-cell table:formula="of:=[.$E$4]/[.C24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.41" calcext:value-type="float">
            <text:p>111,41</text:p>
          </table:table-cell>
          <table:table-cell office:value-type="float" office:value="3" calcext:value-type="float">
            <text:p>3</text:p>
          </table:table-cell>
          <table:table-cell table:formula="of:=[.B25]/[.C25]" office:value-type="float" office:value="37.1366666666667" calcext:value-type="float">
            <text:p>37,1366666666667</text:p>
          </table:table-cell>
          <table:table-cell table:formula="of:=[.$E$4]/[.C25]" office:value-type="float" office:value="0.00680413817439772" calcext:value-type="float">
            <text:p>0,006804138174398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cke draht</text:p>
          </table:table-cell>
          <table:table-cell office:value-type="string" calcext:value-type="string">
            <text:p>in millimeter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table:formula="of:=SUM([.B30:.F30])/5" office:value-type="float" office:value="0.492" calcext:value-type="float">
            <text:p>0,4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.47" calcext:value-type="float">
            <text:p>0,47</text:p>
          </table:table-cell>
          <table:table-cell office:value-type="float" office:value="0.45" calcext:value-type="float">
            <text:p>0,45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45" calcext:value-type="float">
            <text:p>0,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43" calcext:value-type="float">
            <text:p>0,43</text:p>
          </table:table-cell>
          <table:table-cell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table:number-columns-repeated="1018"/>
        </table:table-row>
        <table:table-row table:style-name="ro1">
          <table:table-cell/>
          <table:table-cell table:formula="of:=SUM([.B30:.B32])/3" office:value-type="float" office:value="0.466666666666667" calcext:value-type="float">
            <text:p>0,466666666666667</text:p>
          </table:table-cell>
          <table:table-cell table:formula="of:=SUM([.C30:.C32])/3" office:value-type="float" office:value="0.446666666666667" calcext:value-type="float">
            <text:p>0,446666666666667</text:p>
          </table:table-cell>
          <table:table-cell table:formula="of:=SUM([.D30:.D32])/3" office:value-type="float" office:value="0.45" calcext:value-type="float">
            <text:p>0,45</text:p>
          </table:table-cell>
          <table:table-cell table:formula="of:=SUM([.E30:.E32])/3" office:value-type="float" office:value="0.463333333333333" calcext:value-type="float">
            <text:p>0,463333333333333</text:p>
          </table:table-cell>
          <table:table-cell table:formula="of:=SUM([.F30:.F32])/3" office:value-type="float" office:value="0.45" calcext:value-type="float">
            <text:p>0,4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.00.0000</text:date>, <text:time style:data-style-name="N2" text:time-value="02:06:00.80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7:45:41.222000000</meta:creation-date>
    <meta:generator>LibreOffice/5.3.6.1$Windows_x86 LibreOffice_project/686f202eff87ef707079aeb7f485847613344eb7</meta:generator>
    <dc:date>2017-12-13T02:11:58.045000000</dc:date>
    <meta:editing-duration>PT1H9M25S</meta:editing-duration>
    <meta:editing-cycles>5</meta:editing-cycles>
    <meta:document-statistic meta:table-count="1" meta:cell-count="102" meta:object-count="0"/>
    <meta:user-defined meta:name="qrichtext">1</meta:user-defined>
  </office:meta>
</office:document-meta>
</file>